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Times New Roman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'Times New Roman'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'Times New Roman'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Rectangle 2" presentation:style-name="pr1" draw:text-style-name="P2" draw:layer="layout" svg:width="21.59cm" svg:height="3.175cm" svg:x="1.905cm" svg:y="6.35cm" presentation:class="title">
          <draw:text-box>
            <text:p text:style-name="P1"><text:span text:style-name="T1">This</text:span></text:p>
          </draw:text-box>
        </draw:frame>
        <draw:frame draw:name="Rectangle 3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Is a Sample ODP D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00956f" draw:fill-color="#00cc99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Default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Default-Desig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Times New Roman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'Times New Roman'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Times New Roman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'Times New Roman'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imes New Roman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family-complex="'Times New Roman'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family-complex="'Times New Roman'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'Times New Roman'" style:font-size-complex="40pt" style:font-style-complex="normal" style:font-weight-complex="bold"/>
    </style:style>
    <style:style style:name="MT8" style:family="text">
      <style:text-properties fo:color="#000000" style:text-line-through-style="none" style:text-position="0% 100%" fo:font-family="'Times New Roman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family-complex="'Times New Roman'" style:font-size-complex="18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Times New Roman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'Times New Roman'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Times New Roman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'Times New Roman'" style:font-size-complex="16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Times New Roman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'Times New Roman'" style:font-size-complex="20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Times New Roman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family-complex="'Times New Roman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Default-Design" style:page-layout-name="PM1" draw:style-name="Mdp1">
      <draw:frame draw:name="Rectangle 2" presentation:style-name="Mpr1" draw:text-style-name="MP4" draw:layer="backgroundobjects" svg:width="21.59cm" svg:height="3.175cm" svg:x="1.905cm" svg:y="1.693cm" presentation:class="title">
        <draw:text-box>
          <text:p text:style-name="MP3"><text:span text:style-name="MT1">Click to edit Master title style</text:span></text:p>
        </draw:text-box>
      </draw:frame>
      <draw:frame draw:name="Rectangle 3" presentation:style-name="Mpr2" draw:text-style-name="MP4" draw:layer="backgroundobjects" svg:width="21.59cm" svg:height="11.43cm" svg:x="1.905cm" svg:y="5.50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Rectangle 5" presentation:style-name="Mpr4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Rectangle 6" presentation:style-name="Mpr3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Default-Design-title" draw:layer="backgroundobjects" svg:width="13.968cm" svg:height="10.476cm" svg:x="3.81cm" svg:y="2.123cm" presentation:class="page"/>
        <draw:frame presentation:style-name="Master1-Default-Desig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1"><text:span text:style-name="MT2">Click to edit Master subtitle style</text:span></text:p>
        </draw:text-box>
      </draw:frame>
      <draw:frame draw:name="Date Placeholder 3" presentation:style-name="Mpr9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4" presentation:style-name="Mpr10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1.59cm" svg:height="3.175cm" svg:x="1.905cm" svg:y="1.69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1.59cm" svg:height="11.43cm" svg:x="1.905cm" svg:y="5.503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4" presentation:style-name="Mpr16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2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5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4" presentation:style-name="Mpr22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1.59cm" svg:height="3.175cm" svg:x="1.905cm" svg:y="1.69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0.583cm" svg:height="11.43cm" svg:x="1.905cm" svg:y="5.503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8">Fourth level</text:span><text:span text:style-name="MT8"><text:line-break/></text:span><text:span text:style-name="MT8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583cm" svg:height="11.43cm" svg:x="12.912cm" svg:y="5.503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8">Fourth level</text:span><text:span text:style-name="MT8"><text:line-break/></text:span><text:span text:style-name="MT8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5" presentation:style-name="Mpr28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8">Third level</text:span><text:span text:style-name="MT8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8">Third level</text:span><text:span text:style-name="MT8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7" presentation:style-name="Mpr35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1.59cm" svg:height="3.175cm" svg:x="1.905cm" svg:y="1.69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3" presentation:style-name="Mpr40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2" presentation:style-name="Mpr44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2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5" presentation:style-name="Mpr51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2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5" presentation:style-name="Mpr58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1.59cm" svg:height="3.175cm" svg:x="1.905cm" svg:y="1.69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1.59cm" svg:height="11.43cm" svg:x="1.905cm" svg:y="5.50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4" presentation:style-name="Mpr64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398cm" svg:height="15.24cm" svg:x="18.097cm" svg:y="1.69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5.769cm" svg:height="15.24cm" svg:x="1.905cm" svg:y="1.69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292cm" svg:height="1.27cm" svg:x="1.905cm" svg:y="17.357cm" presentation:class="date-time">
        <draw:text-box>
          <text:p/>
        </draw:text-box>
      </draw:frame>
      <draw:frame draw:name="Footer Placeholder 4" presentation:style-name="Mpr70" draw:text-style-name="MP4" draw:layer="backgroundobjects" svg:width="8.043cm" svg:height="1.27cm" svg:x="8.678cm" svg:y="17.3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292cm" svg:height="1.27cm" svg:x="18.203cm" svg:y="17.357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Welcome to File Extension FYI Center!</dc:title>
    <meta:initial-creator/>
    <dc:creator>Akshay Shenoy</dc:creator>
    <meta:creation-date>2008-01-04T03:52:57Z</meta:creation-date>
    <dc:date>2015-08-28T06:50:55.97</dc:date>
    <meta:editing-cycles>5</meta:editing-cycles>
    <meta:editing-duration>PT28S</meta:editing-duration>
    <meta:document-statistic meta:object-count="153"/>
  </office:meta>
</office:document-meta>
</file>